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125" officeooo:paragraph-rsid="000ae125"/>
    </style:style>
    <style:style style:name="P2" style:family="paragraph" style:parent-style-name="Standard">
      <style:text-properties officeooo:rsid="000ae125" officeooo:paragraph-rsid="000c48ca"/>
    </style:style>
    <style:style style:name="P3" style:family="paragraph" style:parent-style-name="Standard">
      <style:text-properties officeooo:rsid="000c48ca" officeooo:paragraph-rsid="000c48ca"/>
    </style:style>
    <style:style style:name="P4" style:family="paragraph" style:parent-style-name="Header">
      <style:text-properties officeooo:rsid="000ae125" officeooo:paragraph-rsid="000ae1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48c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48ca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el selector <text:span text:style-name="T1">body</text:span> se le está aplicando un estilo al body que es que el color de fondo de un color tan que es como un color cobre.</text:p>
      <text:p text:style-name="P2"/>
      <text:p text:style-name="P2">En <text:span text:style-name="T1">h1</text:span> le aplicara la letra de color marrón y un tamaño de letra de 20 puntos</text:p>
      <text:p text:style-name="P2"/>
      <text:p text:style-name="P2"><text:span text:style-name="T2">E</text:span>n <text:span text:style-name="T1">hr </text:span><text:span text:style-name="T4">el color de la línea de separación tendrá un estilo aplicado de que la línea tendra el color navy</text:span></text:p>
      <text:p text:style-name="P3"><text:span text:style-name="T3"/></text:p>
      <text:p text:style-name="P3"><text:span text:style-name="T3">Con </text:span><text:span text:style-name="T1">p</text:span><text:span text:style-name="T3"> tenemos dos estilos: uno para el párrafo normal que tendrá un tamaño de 12 puntos y un margen izquierdo de 15 pixeles y otro estilo para los párrafos que tengan la clase </text:span><text:span text:style-name="T5">verse</text:span><text:span text:style-name="T7"> que tendrá de color de fuente marrón y un margen izquierdo de 60 px</text:span></text:p>
      <text:p text:style-name="P3"><text:span text:style-name="T7"/></text:p>
      <text:p text:style-name="P3"><text:span text:style-name="T7">A continuación, tenemos 4 estilos aplicados a los enlaces con la etiqueta </text:span><text:span text:style-name="T8">a</text:span><text:span text:style-name="T7"> que son los siguientes:</text:span></text:p>
      <text:p text:style-name="P3"><text:span text:style-name="T7">- a:link → se aplica a los enlaces y tendrá un color verde</text:span></text:p>
      <text:p text:style-name="P3"><text:span text:style-name="T7">- a:visited → se aplica a los enlaces que han visitado y tendrá un color amarillo</text:span></text:p>
      <text:p text:style-name="P3"><text:span text:style-name="T7">- a:hover → se aplica cuando tenemos el ratón encima del enlace y tendrá aplicado un color blanco</text:span></text:p>
      <text:p text:style-name="P3"><text:span text:style-name="T7">- a:active → se aplicará el estilo justamente cuando se pinche en el enlace y tendrá el color azul.</text:span></text:p>
      <text:p text:style-name="P3"><text:span text:style-name="T7"/></text:p>
      <text:p text:style-name="P3"><text:span text:style-name="T7">Las líneas que están entre /*</text:span><text:span text:style-name="T6">contenido</text:span><text:span text:style-name="T7">*/ son comentarios</text:span></text:p>
      <text:p text:style-name="P3"><text:span text:style-name="T7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e125" officeooo:paragraph-rsid="000ae1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 1<text:tab/><text:tab/>Inma Morill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45:48.134619704</meta:creation-date>
    <dc:date>2016-11-16T09:03:51.794389058</dc:date>
    <meta:editing-duration>PT7M2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211" meta:character-count="1074" meta:non-whitespace-character-count="873"/>
  </office:meta>
</office:document-meta>
</file>